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961cm" fo:margin-left="-0.199cm" table:align="left" style:writing-mode="lr-tb"/>
    </style:style>
    <style:style style:name="Table1.A" style:family="table-column">
      <style:table-column-properties style:column-width="7.872cm"/>
    </style:style>
    <style:style style:name="Table1.B" style:family="table-column">
      <style:table-column-properties style:column-width="8.08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line-height="150%" style:snap-to-layout-gri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752cm"/>
        </style:tab-stops>
      </style:paragraph-properties>
    </style:style>
    <style:style style:name="P4" style:family="paragraph" style:parent-style-name="Standard">
      <style:paragraph-properties fo:text-align="justify" style:justify-single-word="false"/>
      <style:text-properties fo:color="#008000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 style:snap-to-layout-grid="false"/>
      <style:text-properties fo:color="#008000"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ff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ff0000"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 style:snap-to-layout-grid="false"/>
      <style:text-properties fo:color="#ff0000" fo:font-size="12pt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text-transform="uppercase" fo:color="#800080" fo:font-size="12pt" fo:font-style="italic" fo:background-color="#ffff00" style:font-size-asian="12pt" style:font-style-asian="italic" style:font-size-complex="12pt"/>
    </style:style>
    <style:style style:name="P10" style:family="paragraph" style:parent-style-name="Standard">
      <style:paragraph-properties fo:text-align="center" style:justify-single-word="false"/>
      <style:text-properties fo:color="#cc9900" style:font-name="Tahoma" style:font-name-complex="Tahoma"/>
    </style:style>
    <style:style style:name="P11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</style:style>
    <style:style style:name="P12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</style:style>
    <style:style style:name="P13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fo:font-size="12pt" style:font-size-asian="12pt"/>
    </style:style>
    <style:style style:name="P14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fo:font-size="12pt" style:font-size-asian="12pt"/>
    </style:style>
    <style:style style:name="P15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4.752cm"/>
          <style:tab-stop style:position="5.001cm"/>
          <style:tab-stop style:position="8.251cm"/>
        </style:tab-stops>
      </style:paragraph-properties>
      <style:text-properties fo:font-size="12pt" fo:font-weight="bold" style:font-size-asian="12pt" style:font-weight-asian="bold"/>
    </style:style>
    <style:style style:name="P16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fo:language="zxx" fo:country="none" style:language-asian="zxx" style:country-asian="none"/>
    </style:style>
    <style:style style:name="P17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fo:language="zxx" fo:country="none" style:language-asian="zxx" style:country-asian="none"/>
    </style:style>
    <style:style style:name="P18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>
        <style:tab-stops>
          <style:tab-stop style:position="4.752cm"/>
          <style:tab-stop style:position="5.001cm"/>
          <style:tab-stop style:position="8.251cm"/>
        </style:tab-stops>
      </style:paragraph-properties>
      <style:text-properties fo:font-size="12pt" fo:font-weight="bold" style:font-size-asian="12pt" style:font-weight-asian="bold"/>
    </style:style>
    <style:style style:name="P19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</style:style>
    <style:style style:name="P20" style:family="paragraph" style:parent-style-name="Standard">
      <style:paragraph-properties fo:margin-left="4.001cm" fo:margin-right="-0.004cm" fo:text-align="justify" style:justify-single-word="false" fo:text-indent="-4.001cm" style:auto-text-indent="false">
        <style:tab-stops>
          <style:tab-stop style:position="-0.249cm"/>
        </style:tab-stops>
      </style:paragraph-properties>
    </style:style>
    <style:style style:name="P21" style:family="paragraph" style:parent-style-name="Standard">
      <style:paragraph-properties fo:margin-left="0cm" fo:margin-right="2cm" style:line-height-at-least="0.423cm" fo:text-indent="0cm" style:auto-text-indent="false">
        <style:tab-stops>
          <style:tab-stop style:position="1.752cm"/>
        </style:tab-stops>
      </style:paragraph-properties>
      <style:text-properties fo:font-size="12pt" style:font-size-asian="12pt" style:font-size-complex="12pt"/>
    </style:style>
    <style:style style:name="P22" style:family="paragraph" style:parent-style-name="Standard">
      <style:paragraph-properties fo:margin-left="1.251cm" fo:margin-right="1.247cm" fo:text-align="center" style:justify-single-word="false" fo:text-indent="0cm" style:auto-text-indent="false" fo:background-color="#cccccc" style:border-line-width="0.002cm 0.035cm 0.002cm" fo:padding="0.035cm" fo:border="0.039cm double #000000">
        <style:background-image/>
      </style:paragraph-properties>
      <style:text-properties fo:text-transform="uppercase" fo:font-size="14pt" fo:font-style="italic" fo:font-weight="bold" fo:background-color="#ff99cc" style:font-size-asian="14pt" style:font-style-asian="italic" style:font-weight-asian="bold"/>
    </style:style>
    <style:style style:name="P23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Times New Roman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4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text-underline-style="solid" style:text-underline-width="auto" style:text-underline-color="font-color" style:font-size-asian="12pt"/>
    </style:style>
    <style:style style:name="T3" style:family="text">
      <style:text-properties fo:font-size="12pt" fo:font-style="italic" fo:background-color="#c0c0c0" style:font-size-asian="12pt" style:font-style-asian="italic"/>
    </style:style>
    <style:style style:name="T4" style:family="text">
      <style:text-properties fo:font-size="12pt" fo:font-style="italic" style:text-underline-style="solid" style:text-underline-width="auto" style:text-underline-color="font-color" fo:background-color="#c0c0c0" style:font-size-asian="12pt" style:font-style-asian="italic"/>
    </style:style>
    <style:style style:name="T5" style:family="text">
      <style:text-properties fo:font-size="12pt" style:font-size-asian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008000" fo:font-size="12pt" fo:font-style="italic" fo:font-weight="bold" style:font-size-asian="12pt" style:font-style-asian="italic" style:font-weight-asian="bold" style:font-size-complex="12pt"/>
    </style:style>
    <style:style style:name="T8" style:family="text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T9" style:family="text">
      <style:text-properties fo:color="#0000ff" fo:font-size="12pt" fo:font-style="italic" fo:font-weight="bold" style:font-size-asian="12pt" style:font-style-asian="italic" style:font-weight-asian="bold" style:font-size-complex="12pt"/>
    </style:style>
    <style:style style:name="T10" style:family="text">
      <style:text-properties fo:color="#cc9900" style:font-name="Tahoma" fo:font-size="9pt" style:text-underline-style="solid" style:text-underline-width="auto" style:text-underline-color="font-color" style:font-size-asian="9pt" style:font-name-complex="Tahoma" style:font-size-complex="9pt"/>
    </style:style>
    <style:style style:name="T11" style:family="text">
      <style:text-properties fo:color="#cc9900" style:font-name="Tahoma" fo:font-size="9pt" style:text-underline-style="solid" style:text-underline-width="auto" style:text-underline-color="font-color" fo:font-weight="bold" style:font-size-asian="9pt" style:font-weight-asian="bold" style:font-name-complex="Tahoma" style:font-size-complex="9pt"/>
    </style:style>
    <style:style style:name="T12" style:family="text">
      <style:text-properties fo:color="#cc9900" style:font-name="Tahoma" fo:font-size="9pt" style:font-size-asian="9pt" style:font-name-complex="Tahoma" style:font-size-complex="9pt"/>
    </style:style>
    <style:style style:name="T13" style:family="text">
      <style:text-properties fo:color="#cc9900" style:font-name="Tahoma" fo:font-size="9pt" fo:font-weight="bold" style:font-size-asian="9pt" style:font-weight-asian="bold" style:font-name-complex="Tahoma" style:font-size-complex="9pt"/>
    </style:style>
    <style:style style:name="T14" style:family="text"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15" style:family="text">
      <style:text-properties fo:color="#000000" style:font-name="Arial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16" style:family="text">
      <style:text-properties fo:font-weight="bold" style:font-name-asian="Courier New1" style:font-weight-asian="bold" style:font-name-complex="Courier New1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00" style:background-transparency="0%" fo:padding-left="0.263cm" fo:padding-right="0.263cm" fo:padding-top="0.136cm" fo:padding-bottom="0.136cm" fo:border="0.018cm solid #cc9900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00" style:background-transparency="0%" fo:padding-left="0.263cm" fo:padding-right="0.263cm" fo:padding-top="0.136cm" fo:padding-bottom="0.136cm" fo:border="0.018cm solid #cc9900" style:shadow="#000000 0.212cm 0.212cm">
        <style:background-image/>
      </style:graphic-properties>
    </style:style>
    <style:style style:name="gr1" style:family="graphic">
      <style:graphic-properties draw:stroke="solid" svg:stroke-width="0.026cm" svg:stroke-color="#cc9900" draw:marker-end="msArrowStealth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%#include </text:span><text:span text:style-name="T16">enTetesDecisionRFM</text:span><text:span text:style-name="T1">#%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10">A adresser à</text:span><text:span text:style-name="T12"> :</text:span></text:p>
            <text:p text:style-name="Standard"><text:span text:style-name="T12">pour </text:span><text:span text:style-name="T7">CCVD</text:span><text:span text:style-name="T12"> + </text:span><text:span text:style-name="T9">SAS Lsne</text:span></text:p>
          </table:table-cell>
          <table:table-cell table:style-name="Table1.B1" office:value-type="string">
            <text:p text:style-name="P5">Monsieur</text:p>
            <text:p text:style-name="P6">Carlos Madrid</text:p>
            <text:p text:style-name="P4">Médecin-dentiste conseil de</text:p>
            <text:p text:style-name="P6">l’Administration Cantonale Vaudoise</text:p>
            <text:p text:style-name="P4">Route de Berne 52</text:p>
            <text:p text:style-name="P6">1010 Lausanne</text:p>
          </table:table-cell>
        </table:table-row>
        <table:table-row table:style-name="Table1.1">
          <table:table-cell table:style-name="Table1.A1" office:value-type="string">
            <text:p text:style-name="P1"><text:span text:style-name="T10">A adresser à</text:span><text:span text:style-name="T12"> :</text:span></text:p>
            <text:p text:style-name="Standard"><text:span text:style-name="T12">pour </text:span><text:span text:style-name="T8">CCJU</text:span></text:p>
          </table:table-cell>
          <table:table-cell table:style-name="Table1.B1" office:value-type="string">
            <text:p text:style-name="P8">Monsieur</text:p>
            <text:p text:style-name="P7">Christian Mischler</text:p>
            <text:p text:style-name="P7">Médecin-dentiste conseil</text:p>
            <text:p text:style-name="P7">CM Clinique Dentaire</text:p>
            <text:p text:style-name="P7">St-Randoald 2</text:p>
            <text:p text:style-name="P7">2852 Courtételle</text:p>
            <text:p text:style-name="P9">ou</text:p>
            <text:p text:style-name="P7">Monsieur</text:p>
            <text:p text:style-name="P7">Eric Develey</text:p>
            <text:p text:style-name="P7">Médecin-dentiste conseil</text:p>
            <text:p text:style-name="P7">Av. Léopold-Robert 65</text:p>
            <text:p text:style-name="P7">2301 La Chaux-de-Fonds</text:p>
          </table:table-cell>
        </table:table-row>
      </table:table>
      <text:p text:style-name="P2"/>
      <text:p text:style-name="P2"/>
      <text:p text:style-name="P3"><text:span text:style-name="T6">%=DOSSIER=%</text:span><text:bookmark-start text:name="OLE_LINK3"/><text:span text:style-name="T6"><text:tab/></text:span><text:bookmark-end text:name="OLE_LINK3"/><text:bookmark text:name="OLE_LINK4"/><text:bookmark text:name="dossier"/></text:p>
      <text:p text:style-name="P21">%=NSS=%<text:tab/><text:bookmark text:name="OLE_LINK5"/><text:bookmark text:name="AVS"/></text:p>
      <text:p text:style-name="P11"/>
      <text:p text:style-name="P22">%=TITRE_RAPPEL=%</text:p>
      <text:p text:style-name="P11"/>
      <text:p text:style-name="P11"/>
      <text:p text:style-name="P15">%=PATIENT=%<text:tab/></text:p>
      <text:p text:style-name="P18">%=MEDECIN=%<text:tab/></text:p>
      <text:p text:style-name="P12"/>
      <text:p text:style-name="P16"><draw:frame draw:style-name="fr1" draw:name="Frame1" text:anchor-type="char" svg:x="3.297cm" svg:y="0.041cm" svg:width="7.327cm" svg:height="0.667cm" draw:z-index="0"><draw:text-box><text:p text:style-name="P10">= date envoi lettre n° 4.1, 4.2, 4.3 ou 4.9</text:p></draw:text-box></draw:frame></text:p>
      <text:p text:style-name="P13">%=TITRE=%<draw:line text:anchor-type="char" draw:z-index="1" draw:style-name="gr1" draw:text-style-name="P24" svg:x1="3.627cm" svg:y1="0.201cm" svg:x2="3.309cm" svg:y2="1.154cm"><text:p/></draw:line></text:p>
      <text:p text:style-name="P12"/>
      <text:p text:style-name="P13">%=COURRIER=%</text:p>
      <text:p text:style-name="P12"/>
      <text:p text:style-name="P13">%=ENVOI=%</text:p>
      <text:p text:style-name="P12"/>
      <text:p text:style-name="P13">%=SALUTATIONS=%</text:p>
      <text:p text:style-name="P17"/>
      <text:p text:style-name="P19"><text:tab/><text:span text:style-name="T14">%#</text:span><text:span text:style-name="T15">include <text:s/>signatureRFM</text:span><text:span text:style-name="T14">#%</text:span></text:p>
      <text:p text:style-name="P14"/>
      <text:p text:style-name="P11"><text:span text:style-name="T2">Annexe</text:span><text:span text:style-name="T5"> : mentionnée</text:span></text:p>
      <text:p text:style-name="P11"/>
      <text:p text:style-name="P20"><text:span text:style-name="T3">Optionnel : </text:span><text:span text:style-name="T4">Copie</text:span><text:span text:style-name="T3"> : bénéficiaire PC</text:span><draw:frame draw:style-name="fr2" draw:name="Frame2" text:anchor-type="char" svg:x="11.419cm" svg:y="0.383cm" svg:width="4.152cm" svg:height="1.93cm" draw:z-index="2"><draw:text-box><text:p text:style-name="Standard"><text:span text:style-name="T12">Ce rappel doit être généré </text:span><text:span text:style-name="T11">3 mois</text:span><text:span text:style-name="T13"> </text:span><text:span text:style-name="T12">après l'envoi de la lettre initiale (n° 4.1, 4.2, 4.3 ou 4.9)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msArrowStealthEnd_20_5" draw:display-name="msArrowStealthEnd 5" svg:viewBox="0 0 210 210" svg:d="m105 0 105 210-105-84-105 84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Références" style:family="paragraph" style:parent-style-name="Standard">
      <style:paragraph-properties fo:line-height="0.459cm" fo:text-align="justify" style:justify-single-word="false">
        <style:tab-stops>
          <style:tab-stop style:position="8.89cm"/>
        </style:tab-stops>
      </style:paragraph-properties>
      <style:text-properties style:font-name="Arial" fo:font-size="7pt" style:font-size-asian="7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color="#000000" style:font-name="Wingdings" fo:font-size="10pt" style:font-size-asian="10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">
        <style:list-level-properties text:space-before="0.635cm" text:min-label-width="0.635cm"/>
        <style:text-properties style:font-name="Wingdings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09-04-17T13:39:00</meta:creation-date>
    <dc:creator>Mike Boillat</dc:creator>
    <dc:date>2012-02-23T15:58:21</dc:date>
    <meta:print-date>2009-04-27T15:39:00</meta:print-date>
    <meta:editing-cycles>23</meta:editing-cycles>
    <meta:editing-duration>PT2H51M16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AdHocReviewCycleID" meta:value-type="integer">-336767146</meta:user-defined>
    <meta:document-statistic meta:table-count="1" meta:image-count="0" meta:object-count="0" meta:page-count="1" meta:paragraph-count="37" meta:word-count="106" meta:character-count="711"/>
  </office:meta>
</office:document-meta>
</file>